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StarSymbol" svg:font-family="StarSymbol"/>
    <style:font-face style:name="StarSymbol1" svg:font-family="StarSymbol"/>
    <style:font-face style:name="Tahoma1" svg:font-family="Tahoma"/>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Title2">
      <style:paragraph-properties fo:break-before="page"/>
    </style:style>
    <style:style style:family="paragraph" style:name="P3" style:parent-style-name="UrbanBody">
      <style:text-properties fo:font-size="10pt" style:font-size-asian="10pt" style:font-size-complex="10pt"/>
    </style:style>
    <style:style style:family="paragraph" style:name="P4" style:parent-style-name="UrbanTitle3">
      <style:paragraph-properties fo:text-align="center" style:justify-single-word="false"/>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style:text-underline-color="font-color" style:text-underline-style="solid" style:text-underline-width="auto"/>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style:font-style-asian="normal" style:font-style-complex="normal"/>
    </style:style>
    <style:style style:family="text" style:name="T5">
      <style:text-properties fo:font-size="12pt" style:font-name="Times New Roman1" style:font-size-asian="12pt" style:font-size-complex="12pt"/>
    </style:style>
    <style:style style:family="text" style:name="T6">
      <style:text-properties fo:font-weight="normal" style:font-weight-asian="normal" style:font-weight-complex="normal"/>
    </style:style>
    <style:style style:family="text" style:name="T7">
      <style:text-properties fo:country="none" fo:font-style="normal" fo:font-weight="normal" fo:language="zxx" style:font-style-asian="normal" style:font-weight-asian="normal"/>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tracked-changes text:track-changes="false">
        <text:changed-region text:id="ct168161344" xml:id="ct168161344">
          <text:insertion>
            <office:change-info>
              <dc:creator>inconnu</dc:creator>
              <dc:date>2009-08-03T11:55:00</dc:date>
            </office:change-info>
          </text:insertion>
        </text:changed-region>
        <text:changed-region text:id="ct165599424" xml:id="ct16559942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name="Cadre2" draw:style-name="fr1" draw:z-index="0" svg:width="7.128cm" text:anchor-type="as-char"><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5"><text:span text:style-name="T8">do text</text:span></text:p><text:p text:style-name="P5"><text:span text:style-name="T8">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 a introduit une demande de permis d'urbanisme relative à un bien sis : <text:span text:style-name="T7"><text:text-input text:description="Situation des travaux">self.getWorkLocationSignaletic()</text:text-input></text:span>, cadastré section <text:text-input text:description="Date de l'accusé">licence_view.get_parcels()</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 ;</text:p>
      <text:p text:style-name="UrbanBody">déposée à l'administration communale contre récépissé daté du <text:text-input text:description="Titre du demandeur">tool.formatDate(self.getLastDeposit().getEventDate())</text:text-input> ;</text:p>
      <text:p text:style-name="UrbanBody"/>
      <text:p text:style-name="UrbanBody">(2) Considérant qu'un certificat d'urbanisme n° 2 non périmé relatif à l'objet de la demande a été <text:s/>délivré en date du XXX;</text:p>
      <text:p text:style-name="UrbanBody"><text:soft-page-break/></text:p>
      <text:p text:style-name="UrbanBody">(1) (2) Considérant que le bien est situé - dans un périmètre - en "<text:change-start text:change-id="ct168161344"/>self.getFolderZone()<text:change-end text:change-id="ct168161344"/>" au plan de secteur de Namur adopté par Arrêté Ministériel du 14 mai 1986, et qui n'a pas cessé de produire ses effets pour le bien précité;</text:p>
      <text:p text:style-name="UrbanBody"/>
      <text:p text:style-name="UrbanBody">(2) Considérant que le bien est situé en "<text:change-start text:change-id="ct165599424"/>self.getFolderZone()<text:change-end text:change-id="ct165599424"/>" dans le périmètre du plan communal <text:s text:c="2"/>d'aménagement <text:text-input text:description="PCA">self.getPca()</text:text-input> 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l'exploitation des eaux souterraines et des eaux potabilisables modifié dernièrement par le décret du <text:soft-page-break/>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
      <text:p text:style-name="UrbanBody"><text:soft-page-break/>(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
      <text:p text:style-name="UrbanBody"><text:soft-page-break/>(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
      <text:p text:style-name="P3"><text:soft-page-break/></text:p>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StarSymbol" svg:font-family="StarSymbol"/>
    <style:font-face style:name="StarSymbol1" svg:font-family="StarSymbol"/>
    <style:font-face style:name="Tahoma1" svg:font-family="Tahoma"/>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Title2">
      <style:paragraph-properties fo:break-before="page"/>
    </style:style>
    <style:style style:family="paragraph" style:name="P3" style:parent-style-name="UrbanBody">
      <style:text-properties fo:font-size="10pt" style:font-size-asian="10pt" style:font-size-complex="10pt"/>
    </style:style>
    <style:style style:family="paragraph" style:name="P4" style:parent-style-name="UrbanTitle3">
      <style:paragraph-properties fo:text-align="center" style:justify-single-word="false"/>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style:text-underline-color="font-color" style:text-underline-style="solid" style:text-underline-width="auto"/>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style:font-style-asian="normal" style:font-style-complex="normal"/>
    </style:style>
    <style:style style:family="text" style:name="T5">
      <style:text-properties fo:font-size="12pt" style:font-name="Times New Roman1" style:font-size-asian="12pt" style:font-size-complex="12pt"/>
    </style:style>
    <style:style style:family="text" style:name="T6">
      <style:text-properties fo:font-weight="normal" style:font-weight-asian="normal" style:font-weight-complex="normal"/>
    </style:style>
    <style:style style:family="text" style:name="T7">
      <style:text-properties fo:country="none" fo:font-style="normal" fo:font-weight="normal" fo:language="zxx" style:font-style-asian="normal" style:font-weight-asian="normal"/>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tracked-changes text:track-changes="false">
        <text:changed-region text:id="ct168161344" xml:id="ct168161344">
          <text:insertion>
            <office:change-info>
              <dc:creator>inconnu</dc:creator>
              <dc:date>2009-08-03T11:55:00</dc:date>
            </office:change-info>
          </text:insertion>
        </text:changed-region>
        <text:changed-region text:id="ct165599424" xml:id="ct16559942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name="Cadre2" draw:style-name="fr1" draw:z-index="0" svg:width="7.128cm" text:anchor-type="as-char"><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5"><text:span text:style-name="T8">do text</text:span></text:p><text:p text:style-name="P5"><text:span text:style-name="T8">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 a introduit une demande de permis d'urbanisme relative à un bien sis : <text:span text:style-name="T7"><text:text-input text:description="Situation des travaux">self.getWorkLocationSignaletic()</text:text-input></text:span>, cadastré section <text:text-input text:description="Date de l'accusé">licence_view.get_parcels()</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 ;</text:p>
      <text:p text:style-name="UrbanBody">déposée à l'administration communale contre récépissé daté du <text:text-input text:description="Titre du demandeur">tool.formatDate(self.getLastDeposit().getEventDate())</text:text-input> ;</text:p>
      <text:p text:style-name="UrbanBody"/>
      <text:p text:style-name="UrbanBody">(2) Considérant qu'un certificat d'urbanisme n° 2 non périmé relatif à l'objet de la demande a été <text:s/>délivré en date du XXX;</text:p>
      <text:p text:style-name="UrbanBody"><text:soft-page-break/></text:p>
      <text:p text:style-name="UrbanBody">(1) (2) Considérant que le bien est situé - dans un périmètre - en "<text:change-start text:change-id="ct168161344"/>self.getFolderZone()<text:change-end text:change-id="ct168161344"/>" au plan de secteur de Namur adopté par Arrêté Ministériel du 14 mai 1986, et qui n'a pas cessé de produire ses effets pour le bien précité;</text:p>
      <text:p text:style-name="UrbanBody"/>
      <text:p text:style-name="UrbanBody">(2) Considérant que le bien est situé en "<text:change-start text:change-id="ct165599424"/>self.getFolderZone()<text:change-end text:change-id="ct165599424"/>" dans le périmètre du plan communal <text:s text:c="2"/>d'aménagement <text:text-input text:description="PCA">self.getPca()</text:text-input> 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l'exploitation des eaux souterraines et des eaux potabilisables modifié dernièrement par le décret du <text:soft-page-break/>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
      <text:p text:style-name="UrbanBody"><text:soft-page-break/>(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
      <text:p text:style-name="UrbanBody"><text:soft-page-break/>(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
      <text:p text:style-name="P3"><text:soft-page-break/></text:p>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StarSymbol" svg:font-family="StarSymbol"/>
    <style:font-face style:name="StarSymbol1" svg:font-family="StarSymbol"/>
    <style:font-face style:name="Tahoma1" svg:font-family="Tahoma"/>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Title2">
      <style:paragraph-properties fo:break-before="page"/>
    </style:style>
    <style:style style:family="paragraph" style:name="P3" style:parent-style-name="UrbanBody">
      <style:text-properties fo:font-size="10pt" style:font-size-asian="10pt" style:font-size-complex="10pt"/>
    </style:style>
    <style:style style:family="paragraph" style:name="P4" style:parent-style-name="UrbanTitle3">
      <style:paragraph-properties fo:text-align="center" style:justify-single-word="false"/>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style:text-underline-color="font-color" style:text-underline-style="solid" style:text-underline-width="auto"/>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style:font-style-asian="normal" style:font-style-complex="normal"/>
    </style:style>
    <style:style style:family="text" style:name="T5">
      <style:text-properties fo:font-size="12pt" style:font-name="Times New Roman1" style:font-size-asian="12pt" style:font-size-complex="12pt"/>
    </style:style>
    <style:style style:family="text" style:name="T6">
      <style:text-properties fo:font-weight="normal" style:font-weight-asian="normal" style:font-weight-complex="normal"/>
    </style:style>
    <style:style style:family="text" style:name="T7">
      <style:text-properties fo:country="none" fo:font-style="normal" fo:font-weight="normal" fo:language="zxx" style:font-style-asian="normal" style:font-weight-asian="normal"/>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tracked-changes text:track-changes="false">
        <text:changed-region text:id="ct168161344" xml:id="ct168161344">
          <text:insertion>
            <office:change-info>
              <dc:creator>inconnu</dc:creator>
              <dc:date>2009-08-03T11:55:00</dc:date>
            </office:change-info>
          </text:insertion>
        </text:changed-region>
        <text:changed-region text:id="ct165599424" xml:id="ct16559942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name="Cadre2" draw:style-name="fr1" draw:z-index="0" svg:width="7.128cm" text:anchor-type="as-char"><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5"><text:span text:style-name="T8">do text</text:span></text:p><text:p text:style-name="P5"><text:span text:style-name="T8">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 a introduit une demande de permis d'urbanisme relative à un bien sis : <text:span text:style-name="T7"><text:text-input text:description="Situation des travaux">self.getWorkLocationSignaletic()</text:text-input></text:span>, cadastré section <text:text-input text:description="Date de l'accusé">licence_view.get_parcels()</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 ;</text:p>
      <text:p text:style-name="UrbanBody">déposée à l'administration communale contre récépissé daté du <text:text-input text:description="Titre du demandeur">tool.formatDate(self.getLastDeposit().getEventDate())</text:text-input> ;</text:p>
      <text:p text:style-name="UrbanBody"/>
      <text:p text:style-name="UrbanBody">(2) Considérant qu'un certificat d'urbanisme n° 2 non périmé relatif à l'objet de la demande a été <text:s/>délivré en date du XXX;</text:p>
      <text:p text:style-name="UrbanBody"><text:soft-page-break/></text:p>
      <text:p text:style-name="UrbanBody">(1) (2) Considérant que le bien est situé - dans un périmètre - en "<text:change-start text:change-id="ct168161344"/>self.getFolderZone()<text:change-end text:change-id="ct168161344"/>" au plan de secteur de Namur adopté par Arrêté Ministériel du 14 mai 1986, et qui n'a pas cessé de produire ses effets pour le bien précité;</text:p>
      <text:p text:style-name="UrbanBody"/>
      <text:p text:style-name="UrbanBody">(2) Considérant que le bien est situé en "<text:change-start text:change-id="ct165599424"/>self.getFolderZone()<text:change-end text:change-id="ct165599424"/>" dans le périmètre du plan communal <text:s text:c="2"/>d'aménagement <text:text-input text:description="PCA">self.getPca()</text:text-input> 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l'exploitation des eaux souterraines et des eaux potabilisables modifié dernièrement par le décret du <text:soft-page-break/>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
      <text:p text:style-name="UrbanBody"><text:soft-page-break/>(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
      <text:p text:style-name="UrbanBody"><text:soft-page-break/>(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
      <text:p text:style-name="P3"><text:soft-page-break/></text:p>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StarSymbol" svg:font-family="StarSymbol"/>
    <style:font-face style:name="StarSymbol1" svg:font-family="StarSymbol"/>
    <style:font-face style:name="Tahoma1" svg:font-family="Tahoma"/>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Title2">
      <style:paragraph-properties fo:break-before="page"/>
    </style:style>
    <style:style style:family="paragraph" style:name="P3" style:parent-style-name="UrbanBody">
      <style:text-properties fo:font-size="10pt" style:font-size-asian="10pt" style:font-size-complex="10pt"/>
    </style:style>
    <style:style style:family="paragraph" style:name="P4" style:parent-style-name="UrbanTitle3">
      <style:paragraph-properties fo:text-align="center" style:justify-single-word="false"/>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style:text-underline-color="font-color" style:text-underline-style="solid" style:text-underline-width="auto"/>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style:font-style-asian="normal" style:font-style-complex="normal"/>
    </style:style>
    <style:style style:family="text" style:name="T5">
      <style:text-properties fo:font-size="12pt" style:font-name="Times New Roman1" style:font-size-asian="12pt" style:font-size-complex="12pt"/>
    </style:style>
    <style:style style:family="text" style:name="T6">
      <style:text-properties fo:font-weight="normal" style:font-weight-asian="normal" style:font-weight-complex="normal"/>
    </style:style>
    <style:style style:family="text" style:name="T7">
      <style:text-properties fo:country="none" fo:font-style="normal" fo:font-weight="normal" fo:language="zxx" style:font-style-asian="normal" style:font-weight-asian="normal"/>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tracked-changes text:track-changes="false">
        <text:changed-region text:id="ct168161344" xml:id="ct168161344">
          <text:insertion>
            <office:change-info>
              <dc:creator>inconnu</dc:creator>
              <dc:date>2009-08-03T11:55:00</dc:date>
            </office:change-info>
          </text:insertion>
        </text:changed-region>
        <text:changed-region text:id="ct165599424" xml:id="ct16559942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name="Cadre2" draw:style-name="fr1" draw:z-index="0" svg:width="7.128cm" text:anchor-type="as-char"><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5"><text:span text:style-name="T8">do text</text:span></text:p><text:p text:style-name="P5"><text:span text:style-name="T8">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 a introduit une demande de permis d'urbanisme relative à un bien sis : <text:span text:style-name="T7"><text:text-input text:description="Situation des travaux">self.getWorkLocationSignaletic()</text:text-input></text:span>, cadastré section <text:text-input text:description="Date de l'accusé">licence_view.get_parcels()</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 ;</text:p>
      <text:p text:style-name="UrbanBody">déposée à l'administration communale contre récépissé daté du <text:text-input text:description="Titre du demandeur">tool.formatDate(self.getLastDeposit().getEventDate())</text:text-input> ;</text:p>
      <text:p text:style-name="UrbanBody"/>
      <text:p text:style-name="UrbanBody">(2) Considérant qu'un certificat d'urbanisme n° 2 non périmé relatif à l'objet de la demande a été <text:s/>délivré en date du XXX;</text:p>
      <text:p text:style-name="UrbanBody"><text:soft-page-break/></text:p>
      <text:p text:style-name="UrbanBody">(1) (2) Considérant que le bien est situé - dans un périmètre - en "<text:change-start text:change-id="ct168161344"/>self.getFolderZone()<text:change-end text:change-id="ct168161344"/>" au plan de secteur de Namur adopté par Arrêté Ministériel du 14 mai 1986, et qui n'a pas cessé de produire ses effets pour le bien précité;</text:p>
      <text:p text:style-name="UrbanBody"/>
      <text:p text:style-name="UrbanBody">(2) Considérant que le bien est situé en "<text:change-start text:change-id="ct165599424"/>self.getFolderZone()<text:change-end text:change-id="ct165599424"/>" dans le périmètre du plan communal <text:s text:c="2"/>d'aménagement <text:text-input text:description="PCA">self.getPca()</text:text-input> 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l'exploitation des eaux souterraines et des eaux potabilisables modifié dernièrement par le décret du <text:soft-page-break/>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
      <text:p text:style-name="UrbanBody"><text:soft-page-break/>(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
      <text:p text:style-name="UrbanBody"><text:soft-page-break/>(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
      <text:p text:style-name="P3"><text:soft-page-break/></text:p>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8-03T09:07:03</meta:creation-date>
    <dc:date>2012-05-25T08:46:35</dc:date>
    <dc:language>fr-FR</dc:language>
    <meta:editing-cycles>20</meta:editing-cycles>
    <meta:editing-duration>PT3H44M3S</meta:editing-duration>
    <dc:creator>Simon Delcourt</dc:creator>
    <meta:document-statistic meta:table-count="0" meta:image-count="0" meta:object-count="0" meta:page-count="9" meta:paragraph-count="133" meta:word-count="3553" meta:character-count="22064" meta:non-whitespace-character-count="18573"/>
    <meta:user-defined meta:name="Info 1"/>
    <meta:user-defined meta:name="Info 2"/>
    <meta:user-defined meta:name="Info 3"/>
    <meta:user-defined meta:name="Info 4"/>
  </office:meta>
</office:document-meta>
</file>